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3720068710166081186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  <text:list-item>
          <text:p text:style-name="P4">Recursively check for boats in case the nearest is destroyed</text:p>
        </text:list-item>
        <text:list-item>
          <text:p text:style-name="P4">Correct issue where pilot can load CRRC</text:p>
        </text:list-item>
        <text:list-item>
          <text:p text:style-name="P4">Boat engine animations</text:p>
        </text:list-item>
        <text:list-item>
          <text:p text:style-name="P4">Handle cases where there's not enough seats in the recovery aircraft</text:p>
        </text:list-item>
        <text:list-item>
          <text:p text:style-name="P4">CBA Versioning</text:p>
        </text:list-item>
        <text:list-item>
          <text:p text:style-name="P4">Remove AI ability to turn while jumping (disableAI “MOVE”)?</text:p>
        </text:list-item>
        <text:list-item>
          <text:p text:style-name="P4">Consider ACE version </text:p>
        </text:list-item>
        <text:list-item>
          <text:p text:style-name="P4">Add menu for selectable boats in Eden 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19-12-29T12:42:45.59</dc:date>
    <meta:editing-duration>PT18M58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44" meta:word-count="228" meta:character-count="1187"/>
  </office:meta>
</office:document-meta>
</file>